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fafad2" draw:textarea-vertical-align="middle" draw:auto-grow-height="false"/>
    </style:style>
    <style:style style:name="gr2" style:family="graphic" style:parent-style-name="standard">
      <style:graphic-properties draw:stroke="none" draw:fill="none" draw:fill-color="#ffffff" fo:min-height="0.75cm"/>
    </style:style>
    <style:style style:name="gr3" style:family="graphic" style:parent-style-name="standard">
      <style:graphic-properties draw:fill="solid" draw:fill-color="#bdb76b" draw:textarea-vertical-align="middle" draw:auto-grow-height="false"/>
    </style:style>
    <style:style style:name="gr4" style:family="graphic" style:parent-style-name="standard">
      <style:graphic-properties svg:stroke-width="0.2cm" svg:stroke-color="#ffd7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fill-color="#bdb76b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8b6914" fo:font-weight="bold" style:font-weight-asian="bold" style:font-weight-complex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ffa500"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margin-left="0cm" fo:margin-right="0cm" fo:text-align="center" fo:text-indent="0cm"/>
      <style:text-properties fo:color="#8b0000" fo:font-weight="bold" style:font-weight-asian="bold" style:font-weight-complex="bold"/>
    </style:style>
    <style:style style:name="P6" style:family="paragraph">
      <style:paragraph-properties fo:text-align="center"/>
    </style:style>
    <style:style style:name="T1" style:family="text">
      <style:text-properties fo:color="#8b6914" fo:font-weight="bold" style:font-weight-asian="bold" style:font-weight-complex="bold"/>
    </style:style>
    <style:style style:name="T2" style:family="text">
      <style:text-properties fo:color="#ffa500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8b0000"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1" draw:layer="layout" svg:width="5cm" svg:height="2cm" svg:x="7cm" svg:y="1.5cm">
          <text:p text:style-name="P1"><text:span text:style-name="T1">Tree ro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12.5cm" svg:height="1.038cm" svg:x="12.3cm" svg:y="1.6cm">
          <draw:text-box>
            <text:p text:style-name="P3"><text:span text:style-name="T2">Configured root of directories tree</text:span></text:p>
          </draw:text-box>
        </draw:frame>
        <draw:custom-shape draw:style-name="gr3" draw:text-style-name="P5" draw:id="id2" draw:layer="layout" svg:width="5.5cm" svg:height="2.5cm" svg:x="1.5cm" svg:y="5.5cm">
          <text:p text:style-name="P1"><text:span text:style-name="T3">UTC-TAI.histo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6" draw:layer="layout" draw:line-skew="-0.501cm" svg:x1="9.5cm" svg:y1="3.5cm" svg:x2="4.249cm" svg:y2="5.5cm" draw:start-shape="id1" draw:start-glue-point="2" draw:end-shape="id2" draw:end-glue-point="5" svg:d="m9500 3500v500h-5251v1500">
          <text:p text:style-name="P3"/>
        </draw:connector>
        <draw:custom-shape draw:style-name="gr1" draw:text-style-name="P2" draw:id="id3" draw:layer="layout" svg:width="6cm" svg:height="2cm" svg:x="7.7cm" svg:y="5.5cm">
          <text:p text:style-name="P1"><text:span text:style-name="T1">Earth Orientation</text:span></text:p>
          <text:p text:style-name="P1"><text:span text:style-name="T1">Paramet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" draw:layer="layout" svg:width="5cm" svg:height="2cm" svg:x="22.25cm" svg:y="5.5cm">
          <text:p text:style-name="P1"><text:span text:style-name="T1">DE 405</text:span></text:p>
          <text:p text:style-name="P1"><text:span text:style-name="T1">ephemerid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draw:line-skew="-0.501cm" svg:x1="9.5cm" svg:y1="3.5cm" svg:x2="10.7cm" svg:y2="5.5cm" draw:start-shape="id1" draw:start-glue-point="2" draw:end-shape="id3" draw:end-glue-point="0" svg:d="m9500 3500v500h1200v1500">
          <text:p text:style-name="P3"/>
        </draw:connector>
        <draw:connector draw:style-name="gr4" draw:text-style-name="P6" draw:layer="layout" draw:line-skew="-0.501cm" svg:x1="9.5cm" svg:y1="3.5cm" svg:x2="24.75cm" svg:y2="5.5cm" draw:start-shape="id1" draw:start-glue-point="2" draw:end-shape="id4" draw:end-glue-point="0" svg:d="m9500 3500v500h15250v1500">
          <text:p text:style-name="P3"/>
        </draw:connector>
        <draw:custom-shape draw:style-name="gr1" draw:text-style-name="P2" draw:id="id6" draw:layer="layout" svg:width="3.5cm" svg:height="1.5cm" svg:x="11.5cm" svg:y="11.7cm">
          <text:p text:style-name="P1"><text:span text:style-name="T1">year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" draw:layer="layout" svg:width="3.5cm" svg:height="1.5cm" svg:x="4.45cm" svg:y="11.7cm">
          <text:p text:style-name="P1"><text:span text:style-name="T1">month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draw:line-skew="-0.501cm" svg:x1="10.7cm" svg:y1="7.5cm" svg:x2="6.2cm" svg:y2="11.7cm" draw:start-shape="id3" draw:start-glue-point="2" draw:end-shape="id5" draw:end-glue-point="0" svg:d="m10700 7500v1600h-4500v2600">
          <text:p text:style-name="P3"/>
        </draw:connector>
        <draw:connector draw:style-name="gr4" draw:text-style-name="P6" draw:layer="layout" draw:line-skew="-0.501cm" svg:x1="10.7cm" svg:y1="7.5cm" svg:x2="13.25cm" svg:y2="11.7cm" draw:start-shape="id3" draw:start-glue-point="2" draw:end-shape="id6" draw:end-glue-point="0" svg:d="m10700 7500v1600h2550v2600">
          <text:p text:style-name="P3"/>
        </draw:connector>
        <draw:custom-shape draw:style-name="gr5" draw:text-style-name="P5" draw:id="id7" draw:layer="layout" svg:width="8cm" svg:height="2.5cm" svg:x="2.2cm" svg:y="15.7cm">
          <text:p text:style-name="P1"><text:span text:style-name="T3">bulletinb_IAU2000-216.tx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5" draw:id="id11" draw:layer="layout" svg:width="6.2cm" svg:height="2cm" svg:x="14.8cm" svg:y="14.3cm">
          <text:p text:style-name="P1"><text:span text:style-name="T3">eopc04_IAU2000.03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6" draw:layer="layout" svg:x1="6.2cm" svg:y1="13.2cm" svg:x2="6.199cm" svg:y2="15.7cm" draw:start-shape="id5" draw:start-glue-point="2" draw:end-shape="id7" draw:end-glue-point="5" svg:d="m6200 13200v1251h-1v1249">
          <text:p text:style-name="P3"/>
        </draw:connector>
        <draw:connector draw:style-name="gr4" draw:text-style-name="P6" draw:layer="layout" svg:x1="18cm" svg:y1="7.5cm" svg:x2="17.999cm" svg:y2="9.2cm" draw:start-shape="id8" draw:start-glue-point="2" draw:end-shape="id9" draw:end-glue-point="5" svg:d="m18000 7500v851h-1v849">
          <text:p text:style-name="P3"/>
        </draw:connector>
        <draw:connector draw:style-name="gr4" draw:text-style-name="P6" draw:layer="layout" svg:x1="13.25cm" svg:y1="13.2cm" svg:x2="14.8cm" svg:y2="17.699cm" draw:start-shape="id6" draw:start-glue-point="2" draw:end-shape="id10" draw:end-glue-point="6" svg:d="m13250 13200v4499h1550">
          <text:p text:style-name="P3"/>
        </draw:connector>
        <draw:connector draw:style-name="gr4" draw:text-style-name="P6" draw:layer="layout" svg:x1="13.25cm" svg:y1="13.2cm" svg:x2="14.8cm" svg:y2="15.299cm" draw:start-shape="id6" draw:start-glue-point="2" draw:end-shape="id11" draw:end-glue-point="6" svg:d="m13250 13200v2099h1550">
          <text:p text:style-name="P3"/>
        </draw:connector>
        <draw:custom-shape draw:style-name="gr5" draw:text-style-name="P5" draw:id="id12" draw:layer="layout" svg:width="4.5cm" svg:height="1.8cm" svg:x="22.5cm" svg:y="8.7cm">
          <text:p text:style-name="P1"><text:span text:style-name="T3">unxp1950.405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6" draw:layer="layout" draw:line-skew="0.7cm" svg:x1="27.25cm" svg:y1="6.5cm" svg:x2="27cm" svg:y2="9.599cm" draw:start-shape="id4" draw:end-shape="id12" draw:end-glue-point="8" svg:d="m27250 6500h1200v3099h-1450">
          <text:p text:style-name="P3"/>
        </draw:connector>
        <draw:connector draw:style-name="gr4" draw:text-style-name="P6" draw:layer="layout" draw:line-skew="0.75cm" svg:x1="27.25cm" svg:y1="6.5cm" svg:x2="27cm" svg:y2="12.099cm" draw:start-shape="id4" draw:start-glue-point="1" draw:end-shape="id13" draw:end-glue-point="8" svg:d="m27250 6500h1250v5599h-1500">
          <text:p text:style-name="P3"/>
        </draw:connector>
        <draw:custom-shape draw:style-name="gr1" draw:text-style-name="P2" draw:id="id8" draw:layer="layout" svg:width="5cm" svg:height="2cm" svg:x="15.5cm" svg:y="5.5cm">
          <text:p text:style-name="P1"><text:span text:style-name="T1">DE 406</text:span></text:p>
          <text:p text:style-name="P1"><text:span text:style-name="T1">ephemerid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draw:line-skew="-0.501cm" svg:x1="9.5cm" svg:y1="3.5cm" svg:x2="18cm" svg:y2="5.5cm" draw:start-shape="id1" draw:start-glue-point="2" draw:end-shape="id8" draw:end-glue-point="0" svg:d="m9500 3500v500h8500v1500">
          <text:p text:style-name="P3"/>
        </draw:connector>
        <draw:custom-shape draw:style-name="gr5" draw:text-style-name="P5" draw:id="id9" draw:layer="layout" svg:width="4.5cm" svg:height="1.8cm" svg:x="15.75cm" svg:y="9.2cm">
          <text:p text:style-name="P5"><text:span text:style-name="T3">unxp2100.406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5" draw:id="id13" draw:layer="layout" svg:width="4.5cm" svg:height="1.8cm" svg:x="22.5cm" svg:y="11.2cm">
          <text:p text:style-name="P1"><text:span text:style-name="T3">unxp2000.405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5" draw:id="id10" draw:layer="layout" svg:width="6.2cm" svg:height="2cm" svg:x="14.8cm" svg:y="16.7cm">
          <text:p text:style-name="P1"><text:span text:style-name="T3">eopc04_IAU2000.04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Véronique Pommier</meta:initial-creator>
    <meta:creation-date>2008-06-24T16:57:18</meta:creation-date>
    <dc:date>2008-10-02T18:07:38</dc:date>
    <meta:editing-cycles>22</meta:editing-cycles>
    <meta:editing-duration>PT2H58M19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